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3</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ct-e-junções-join"/>6 Modulo 26 PARTE 2 - Funções, Projeções (<text:span text:style-name="T1">SELECT</text:span>) e Junções (<text:span text:style-name="T1">JOIN</text:span>)<text:bookmark-end text:name="modulo-26-parte-2---funções-projeções-select-e-junções-join"/></text:h>
      <text:h text:style-name="Heading_20_2" text:outline-level="2"><text:bookmark-start text:name="funções"/>6.1 Funções<text:bookmark-end text:name="funções"/></text:h>
      <text:list text:style-name="L59">
        <text:list-item>
          <text:p text:style-name="P59"><text:span text:style-name="T1">ISNULL</text:span>()<text:line-break/></text:p>
        </text:list-item>
        <text:list-item>
          <text:p text:style-name="P59"><text:span text:style-name="T1">GETDATE</text:span>()<text:line-break/></text:p>
        </text:list-item>
      </text:list>
      <text:p text:style-name="Pagebreak"/>
      <text:h text:style-name="Heading_20_2" text:outline-level="2"><text:bookmark-start text:name="projeção-e-junção---select-e-join"/>6.2 Projeção e Junção - <text:span text:style-name="T1">SELECT</text:span> e <text:span text:style-name="T1">JOIN</text:span><text:bookmark-end text:name="projeção-e-junção---select-e-join"/></text:h>
      <text:h text:style-name="Heading_20_3" text:outline-level="3"><text:bookmark-start text:name="projeção---select"/>6.2.1 Projeção - <text:span text:style-name="T1">SELECT</text:span><text:bookmark-end text:name="projeção---select"/></text:h>
      <text:h text:style-name="Heading_20_3" text:outline-level="3"><text:bookmark-start text:name="junção---join"/>6.2.2 Junção - <text:span text:style-name="T1">JOIN</text:span><text:bookmark-end text:name="junção---join"/></text:h>
      <text:list text:style-name="L60">
        <text:list-item>
          <text:p text:style-name="P60"><text:span text:style-name="T1">INNER JOIN</text:span><text:line-break/></text:p>
        </text:list-item>
        <text:list-item>
          <text:p text:style-name="P60"><text:span text:style-name="T1">LEFT JOIN</text:span><text:line-break/></text:p>
        </text:list-item>
      </text:list>
      <text:p text:style-name="Pagebreak"/>
      <text:h text:style-name="Heading_20_1" text:outline-level="1"><text:bookmark-start text:name="observações"/>7 Observações<text:bookmark-end text:name="observações"/></text:h>
      <text:h text:style-name="Heading_20_2" text:outline-level="2"><text:bookmark-start text:name="problemas-para-fazer-login-o-ssms"/>7.1 Problemas para fazer <text:span text:style-name="T2">login</text:span> o <text:span text:style-name="T1">SSMS</text:span><text:bookmark-end text:name="problemas-para-fazer-login-o-ssms"/></text:h>
      <text:list text:style-name="L61">
        <text:list-item>
          <text:p text:style-name="P61">Caso o <text:span text:style-name="T1">SSMS</text:span> não identifique o usuário “sa” e senha como deveria, seguir os seguintes passos:<text:line-break/></text:p>
          <text:list text:style-name="L62">
            <text:list-item>
              <text:p text:style-name="P62">Desabilitar temporariamente o antivirus do computados.<text:line-break/></text:p>
            </text:list-item>
            <text:list-item>
              <text:p text:style-name="P62">Desabilitar o “<text:span text:style-name="T1">firewall</text:span>” do computados.<text:line-break/>“Painel de Controle\Sistema e Segurança\Windows Defender Firewall\Personalizar Configurações”<text:line-break/></text:p>
            </text:list-item>
            <text:list-item>
              <text:p text:style-name="P62">Abrir o <text:span text:style-name="T2">instalador</text:span> de <text:span text:style-name="T1">SQL Server</text:span> e pedir para “<text:span text:style-name="T1">Reparar</text:span>”.<text:line-break/></text:p>
            </text:list-item>
            <text:list-item>
              <text:p text:style-name="P62">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7.2 Abreviações do nome de restrições (<text:span text:style-name="T1">CONSTRAINTS</text:span>) no dicionario de dados - sistema (boas práticas)<text:bookmark-end text:name="abreviações-do-nome-de-restrições-constraints-no-dicionario-de-dados---sistema-boas-práticas"/></text:h>
      <text:list text:style-name="L63">
        <text:list-item>
          <text:p text:style-name="P63">Padronização do nome das restrições salvas no sistema.<text:line-break/></text:p>
        </text:list-item>
        <text:list-item>
          <text:p text:style-name="P63">Abreviações do nome das restrições (<text:span text:style-name="T1">CONSTRAINTS</text:span>), para salvar no sistema por meio do <text:span text:style-name="T1">ALTER TABLE</text:span>.<text:line-break/></text:p>
          <text:list text:style-name="L64">
            <text:list-item>
              <text:p text:style-name="P64">‘<text:span text:style-name="T1">PK</text:span>’ é abreviação de “<text:span text:style-name="T1">PRIMARY KEY</text:span>”<text:line-break/></text:p>
            </text:list-item>
            <text:list-item>
              <text:p text:style-name="P64">‘<text:span text:style-name="T1">FK</text:span>’ é abreviação de “<text:span text:style-name="T1">FOERIGN</text:span>”<text:line-break/></text:p>
            </text:list-item>
            <text:list-item>
              <text:p text:style-name="P64">‘<text:span text:style-name="T1">UQ</text:span>’ é abreviação de “<text:span text:style-name="T1">UNIQUE</text:span>”<text:line-break/></text:p>
            </text:list-item>
            <text:list-item>
              <text:p text:style-name="P64">‘<text:span text:style-name="T1">CK</text:span>’ é abreviação de “<text:span text:style-name="T1">CHECK</text:span>”<text:line-break/></text:p>
            </text:list-item>
          </text:list>
        </text:list-item>
      </text:list>
      <text:p text:style-name="Pagebreak"/>
      <text:h text:style-name="Heading_20_1" text:outline-level="1"><text:bookmark-start text:name="andamento-dos-estudos"/>8 Andamento dos Estudos<text:bookmark-end text:name="andamento-dos-estudos"/></text:h>
      <text:h text:style-name="Heading_20_2" text:outline-level="2"><text:bookmark-start text:name="assunto-em-andamento"/>8.1 Assunto em andamento<text:bookmark-end text:name="assunto-em-andamento"/></text:h>
      <text:p text:style-name="First_20_paragraph">Atualmente estou estudando Módulo 26 - AULA 10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3T11:56:30Z</meta:creation-date>
    <dc:date>2022-06-03T11:56:30Z</dc:date>
    <meta:user-defined meta:name="date" meta:value-type="string">2022-06-03</meta:user-defined>
    <meta:user-defined meta:name="output" meta:value-type="string"/>
    <meta:user-defined meta:name="subtitle" meta:value-type="string">Readme.rmd</meta:user-defined>
  </office:meta>
</office:document-meta>
</file>